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882cm" fo:min-width="4.874cm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4.5cm"/>
    </style:style>
    <style:style style:name="gr3" style:family="graphic" style:parent-style-name="standard">
      <style:graphic-properties draw:textarea-horizontal-align="justify" draw:textarea-vertical-align="middle" draw:auto-grow-height="false" fo:min-height="1.018cm" fo:min-width="3.70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882cm" fo:min-width="4.734cm"/>
    </style:style>
    <style:style style:name="gr7" style:family="graphic" style:parent-style-name="standard">
      <style:graphic-properties draw:textarea-horizontal-align="justify" draw:textarea-vertical-align="middle" draw:auto-grow-height="false" fo:min-height="0.74cm" fo:min-width="2.046cm"/>
    </style:style>
    <style:style style:name="gr8" style:family="graphic" style:parent-style-name="standard">
      <style:graphic-properties draw:textarea-horizontal-align="justify" draw:textarea-vertical-align="middle" draw:auto-grow-height="false" fo:min-height="0.882cm" fo:min-width="5.016cm"/>
    </style:style>
    <style:style style:name="gr9" style:family="graphic" style:parent-style-name="standard">
      <style:graphic-properties draw:textarea-horizontal-align="justify" draw:textarea-vertical-align="middle" draw:auto-grow-height="false" fo:min-height="0.15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11" style:family="graphic" style:parent-style-name="standard">
      <style:graphic-properties draw:textarea-horizontal-align="justify" draw:textarea-vertical-align="middle" draw:auto-grow-height="false" fo:min-height="0.55cm" fo:min-width="0.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13" style:family="graphic" style:parent-style-name="standard">
      <style:graphic-properties svg:stroke-width="0.028cm" svg:stroke-color="#000000" draw:marker-start-width="0.242cm" draw:marker-end="Arrow" draw:marker-end-width="0.242cm" draw:textarea-vertical-align="middle" fo:padding-top="0.139cm" fo:padding-bottom="0.139cm" fo:padding-left="0.264cm" fo:padding-right="0.26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79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draw:textarea-horizontal-align="justify" draw:textarea-vertical-align="middle" draw:auto-grow-height="false" fo:min-height="0.882cm" fo:min-width="4.888cm"/>
    </style:style>
    <style:style style:name="gr20" style:family="graphic" style:parent-style-name="standard">
      <style:graphic-properties draw:textarea-horizontal-align="justify" draw:textarea-vertical-align="middle" draw:auto-grow-height="false" fo:min-height="1.35cm" fo:min-width="5.3cm"/>
    </style:style>
    <style:style style:name="gr21" style:family="graphic" style:parent-style-name="standard">
      <style:graphic-properties draw:textarea-horizontal-align="justify" draw:textarea-vertical-align="middle" draw:auto-grow-height="false" fo:min-height="1.35cm" fo:min-width="5.1cm"/>
    </style:style>
    <style:style style:name="gr22" style:family="graphic" style:parent-style-name="standard">
      <style:graphic-properties draw:textarea-horizontal-align="justify" draw:textarea-vertical-align="middle" draw:auto-grow-height="false" fo:min-height="0.882cm" fo:min-width="5.1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24" style:family="graphic" style:parent-style-name="standard">
      <style:graphic-properties draw:textarea-horizontal-align="justify" draw:textarea-vertical-align="middle" draw:auto-grow-height="false" fo:min-height="1.35cm" fo:min-width="5.7cm"/>
    </style:style>
    <style:style style:name="gr25" style:family="graphic" style:parent-style-name="standard">
      <style:graphic-properties svg:stroke-color="#000000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6pt" style:font-size-complex="6pt"/>
    </style:style>
    <style:style style:name="P3" style:family="paragraph">
      <style:paragraph-properties fo:text-align="center"/>
      <style:text-properties fo:font-size="12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0pt" style:font-size-asian="18pt" style:font-size-complex="18pt"/>
    </style:style>
    <style:style style:name="P6" style:family="paragraph">
      <style:paragraph-properties fo:text-align="justify"/>
    </style:style>
    <style:style style:name="P7" style:family="paragraph">
      <loext:graphic-properties draw:fill="none" draw:fill-color="#ffffff"/>
      <style:paragraph-properties fo:text-align="justify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justify"/>
      <style:text-properties fo:font-size="12pt" fo:font-style="italic" style:font-size-asian="12pt" style:font-style-asian="italic" style:font-size-complex="12pt" style:font-style-complex="italic"/>
    </style:style>
    <style:style style:name="P9" style:family="paragraph">
      <loext:graphic-properties draw:fill="none" draw:fill-color="#ffffff"/>
      <style:paragraph-properties fo:text-align="justify"/>
      <style:text-properties fo:font-size="8pt" style:font-size-asian="8pt" style:font-size-complex="8pt"/>
    </style:style>
    <style:style style:name="P10" style:family="paragraph">
      <loext:graphic-properties draw:fill-color="#ffffff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text-align="justify"/>
      <style:text-properties fo:font-size="1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text-properties fo:font-size="24pt" style:font-size-asian="24pt" style:font-size-complex="24pt"/>
    </style:style>
    <style:style style:name="T1" style:family="text">
      <style:text-properties fo:font-size="8pt" style:font-size-asian="6pt" style:font-size-complex="6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8pt" fo:font-style="italic" style:font-size-asian="8pt" style:font-style-asian="italic" style:font-size-complex="8pt" style:font-style-complex="italic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2pt" fo:font-style="italic" style:font-size-asian="18pt" style:font-size-complex="18pt"/>
    </style:style>
    <style:style style:name="T11" style:family="text">
      <style:text-properties fo:font-size="12pt" fo:font-style="italic" style:font-size-asian="18pt" style:font-style-asian="italic" style:font-size-complex="18pt" style:font-style-complex="italic"/>
    </style:style>
    <style:style style:name="T12" style:family="text">
      <style:text-properties fo:font-size="18pt"/>
    </style:style>
    <style:style style:name="T13" style:family="text">
      <style:text-properties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SM Mock</text:p>
          </draw:text-box>
        </draw:frame>
        <draw:custom-shape draw:style-name="gr1" draw:text-style-name="P2" draw:layer="layout" svg:width="7.6cm" svg:height="1.6cm" svg:x="0.4cm" svg:y="5.4cm">
          <text:p text:style-name="P1"><text:span text:style-name="T1">instantpayments_anadolu_originator_payment_requ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5cm" svg:height="1.6cm" svg:x="11cm" svg:y="5.4cm">
          <text:p text:style-name="P1"><text:span text:style-name="T2">CSMOriginatorBea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2cm" svg:height="2.4cm" svg:x="11.3cm" svg:y="8cm">
          <text:p text:style-name="P1"><text:span text:style-name="T2">CSMstatus</text:span></text:p>
          <text:p text:style-name="P1"><text:span text:style-name="T2">CSMtxtable</text:span></text:p>
          <text:p text:style-name="P1"><text:span text:style-name="T2">CSMliquidity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3" draw:layer="layout" svg:width="5cm" svg:height="1.6cm" svg:x="11cm" svg:y="11.4cm">
          <text:p text:style-name="P1"><text:span text:style-name="T2">CSMTimeoutMDB</text:span></text:p>
          <text:p text:style-name="P1"><text:span text:style-name="T3">(duplicate response check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5cm" svg:height="1.6cm" svg:x="11cm" svg:y="14cm">
          <text:p text:style-name="P1"><text:span text:style-name="T2">CSMBeneficiaryBean</text:span></text:p>
          <text:p text:style-name="P1"><text:span text:style-name="T3">(duplicate response check)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8cm" svg:y1="6.2cm" svg:x2="11cm" svg:y2="6.2cm">
          <text:p/>
        </draw:line>
        <draw:line draw:style-name="gr5" draw:text-style-name="P4" draw:layer="layout" svg:x1="13.4cm" svg:y1="7cm" svg:x2="13.4cm" svg:y2="8cm">
          <text:p/>
        </draw:line>
        <draw:line draw:style-name="gr5" draw:text-style-name="P4" draw:layer="layout" svg:x1="13.4cm" svg:y1="10.4cm" svg:x2="13.4cm" svg:y2="11.4cm">
          <text:p/>
        </draw:line>
        <draw:line draw:style-name="gr5" draw:text-style-name="P4" draw:layer="layout" svg:x1="13.4cm" svg:y1="13cm" svg:x2="13.4cm" svg:y2="14cm">
          <text:p/>
        </draw:line>
        <draw:custom-shape draw:style-name="gr1" draw:text-style-name="P2" xml:id="id4" draw:id="id4" draw:layer="layout" svg:width="7.6cm" svg:height="1.6cm" svg:x="0.4cm" svg:y="12.6cm">
          <text:p text:style-name="P1"><text:span text:style-name="T1">instantpayments_anadolu_originator_payment_respon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1cm" svg:y1="12.2cm" svg:x2="8cm" svg:y2="13.4cm">
          <text:p/>
        </draw:line>
        <draw:line draw:style-name="gr4" draw:text-style-name="P4" draw:layer="layout" svg:x1="11cm" svg:y1="14.8cm" svg:x2="8cm" svg:y2="13.4cm">
          <text:p/>
        </draw:line>
        <draw:custom-shape draw:style-name="gr6" draw:text-style-name="P2" draw:layer="layout" svg:width="7.4cm" svg:height="1.6cm" svg:x="20.2cm" svg:y="5.4cm">
          <text:p text:style-name="P1"><text:span text:style-name="T1">instantpayments_anadolu_beneficiray_payment_requ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6cm" svg:y1="6.2cm" svg:x2="20.2cm" svg:y2="6.2cm">
          <text:p/>
        </draw:line>
        <draw:custom-shape draw:style-name="gr7" draw:text-style-name="P5" draw:layer="layout" svg:width="3.6cm" svg:height="1.4cm" svg:x="16.8cm" svg:y="8.4cm">
          <text:p text:style-name="P1"><text:span text:style-name="T3">CSMtim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6cm" svg:y1="6.2cm" svg:x2="18.6cm" svg:y2="8.4cm">
          <text:p/>
        </draw:line>
        <draw:line draw:style-name="gr4" draw:text-style-name="P4" draw:layer="layout" svg:x1="18.6cm" svg:y1="9.8cm" svg:x2="16cm" svg:y2="12.2cm">
          <text:p/>
        </draw:line>
        <draw:custom-shape draw:style-name="gr1" draw:text-style-name="P2" draw:layer="layout" svg:width="7.6cm" svg:height="1.6cm" svg:x="20cm" svg:y="14cm">
          <text:p text:style-name="P1"><text:span text:style-name="T1">instantpayments_anadolu_beneficiray_payment_respon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20cm" svg:y1="14.8cm" svg:x2="16cm" svg:y2="14.8cm">
          <text:p/>
        </draw:line>
        <draw:custom-shape draw:style-name="gr8" draw:text-style-name="P2" xml:id="id2" draw:id="id2" draw:layer="layout" svg:width="7.8cm" svg:height="1.6cm" svg:x="19.8cm" svg:y="17.2cm">
          <text:p text:style-name="P1"><text:span text:style-name="T1">instantpayments_anadolu_beneficiray_payment_confim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8.8cm" svg:y="5.2cm">
          <text:p text:style-name="P1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draw:layer="layout" svg:width="0.8cm" svg:height="0.8cm" svg:x="17.2cm" svg:y="5.2cm">
          <text:p text:style-name="P1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draw:layer="layout" svg:width="0.8cm" svg:height="0.8cm" svg:x="17.2cm" svg:y="6.6cm">
          <text:p text:style-name="P1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6" draw:layer="layout" svg:width="0.8cm" svg:height="0.8cm" svg:x="8cm" svg:y="11.425cm">
          <text:p text:style-name="P6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7" draw:layer="layout" svg:width="3cm" svg:height="0.725cm" svg:x="18.1cm" svg:y="10.8cm">
          <draw:text-box>
            <text:p text:style-name="P6"><text:span text:style-name="T4">After 7 secs</text:span></text:p>
          </draw:text-box>
        </draw:frame>
        <draw:custom-shape draw:style-name="gr11" draw:text-style-name="P6" draw:layer="layout" svg:width="0.8cm" svg:height="0.8cm" svg:x="17.4cm" svg:y="10.725cm">
          <text:p text:style-name="P6">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8" draw:layer="layout" svg:width="1.8cm" svg:height="1.199cm" svg:x="9cm" svg:y="11.3cm">
          <draw:text-box>
            <text:p text:style-name="P6"><text:span text:style-name="T5">RJCT</text:span><text:span text:style-name="T6">AB05</text:span></text:p>
          </draw:text-box>
        </draw:frame>
        <draw:frame draw:style-name="gr12" draw:text-style-name="P7" draw:layer="layout" svg:width="3cm" svg:height="1.199cm" svg:x="17.5cm" svg:y="13.401cm">
          <draw:text-box>
            <text:p text:style-name="P6"><text:span text:style-name="T4">ACCP/RJCT</text:span></text:p>
            <text:p text:style-name="P6"><text:span text:style-name="T4">AB06,AM02</text:span></text:p>
          </draw:text-box>
        </draw:frame>
        <draw:custom-shape draw:style-name="gr9" draw:text-style-name="P6" draw:layer="layout" svg:width="0.8cm" svg:height="0.8cm" svg:x="16.8cm" svg:y="13.6cm">
          <text:p text:style-name="P6">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" draw:layer="layout" svg:x1="13.5cm" svg:y1="15.6cm" svg:x2="19.8cm" svg:y2="18cm" draw:start-shape="id1" draw:start-glue-point="2" draw:end-shape="id2" draw:end-glue-point="6" svg:d="M13500 15600v2400h6300" svg:viewBox="0 0 6301 2401">
          <text:p/>
        </draw:connector>
        <draw:frame draw:style-name="gr12" draw:text-style-name="P7" draw:layer="layout" svg:width="3cm" svg:height="1.199cm" svg:x="15.5cm" svg:y="16.875cm">
          <draw:text-box>
            <text:p text:style-name="P6"><text:span text:style-name="T4">ACCP/RJCT</text:span></text:p>
            <text:p text:style-name="P1"><text:span text:style-name="T6">TM01</text:span></text:p>
          </draw:text-box>
        </draw:frame>
        <draw:custom-shape draw:style-name="gr9" draw:text-style-name="P6" draw:layer="layout" svg:width="0.8cm" svg:height="0.8cm" svg:x="14.8cm" svg:y="16.8cm">
          <text:p text:style-name="P6">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4" draw:text-style-name="P7" draw:layer="layout" svg:width="3cm" svg:height="1.673cm" svg:x="8.7cm" svg:y="14.475cm">
          <draw:text-box>
            <text:p text:style-name="P6"><text:span text:style-name="T4">ACCP/</text:span></text:p>
            <text:p text:style-name="P6"><text:span text:style-name="T4">RJCT</text:span></text:p>
            <text:p text:style-name="P6"><text:span text:style-name="T6">AB06</text:span></text:p>
          </draw:text-box>
        </draw:frame>
        <draw:custom-shape draw:style-name="gr9" draw:text-style-name="P6" draw:layer="layout" svg:width="0.8cm" svg:height="0.8cm" svg:x="8cm" svg:y="14.4cm">
          <text:p text:style-name="P6">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" draw:layer="layout" draw:line-skew="-2.2cm" svg:x1="13.5cm" svg:y1="7cm" svg:x2="4.2cm" svg:y2="12.6cm" draw:start-shape="id3" draw:end-shape="id4" draw:end-glue-point="4" svg:d="M13500 7000v600h-9300v5000" svg:viewBox="0 0 9301 5601">
          <text:p/>
        </draw:connector>
        <draw:frame draw:style-name="gr10" draw:text-style-name="P8" draw:layer="layout" svg:width="1.8cm" svg:height="0.725cm" svg:x="9cm" svg:y="13cm">
          <draw:text-box>
            <text:p text:style-name="P6"><text:span text:style-name="T6">or</text:span></text:p>
          </draw:text-box>
        </draw:frame>
        <draw:custom-shape draw:style-name="gr9" draw:text-style-name="P1" draw:layer="layout" svg:width="0.8cm" svg:height="0.8cm" svg:x="5.6cm" svg:y="7.8cm">
          <text:p text:style-name="P1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4" draw:text-style-name="P7" draw:layer="layout" svg:width="4cm" svg:height="1.673cm" svg:x="6.7cm" svg:y="7.7cm">
          <draw:text-box>
            <text:p text:style-name="P6"><text:span text:style-name="T4">RJCT</text:span></text:p>
            <text:p text:style-name="P6"><text:span text:style-name="T6">AB05,AM04,RC01</text:span></text:p>
          </draw:text-box>
        </draw:frame>
        <draw:frame draw:style-name="gr15" draw:text-style-name="P7" draw:layer="layout" svg:width="9.6cm" svg:height="4.043cm" svg:x="2.2cm" svg:y="16.027cm">
          <draw:text-box>
            <text:p text:style-name="P6"><text:span text:style-name="T4">Reason Codes</text:span></text:p>
            <text:p text:style-name="P6"><text:span text:style-name="T6">AB05 Creditor agent timeout (CSM)</text:span></text:p>
            <text:p text:style-name="P6"><text:span text:style-name="T6">AB06 Instructed agent timeout</text:span></text:p>
            <text:p text:style-name="P6"><text:span text:style-name="T6">AM04 Liquidity limit</text:span></text:p>
            <text:p text:style-name="P6"><text:span text:style-name="T6">RC01 Unknown creditor bank</text:span></text:p>
            <text:p text:style-name="P6"><text:span text:style-name="T6">AM02 Account limit</text:span></text:p>
            <text:p text:style-name="P6"><text:span text:style-name="T6">TM01 Timed out – approved TX</text:span></text:p>
            <text:p text:style-name="P6"><text:span text:style-name="T6">FF01 Validtion error</text:span></text:p>
          </draw:text-box>
        </draw:frame>
        <draw:frame draw:style-name="gr16" draw:text-style-name="P9" draw:layer="layout" svg:width="4cm" svg:height="0.8cm" svg:x="8cm" svg:y="6.2cm">
          <draw:text-box>
            <text:p text:style-name="P6"><text:span text:style-name="T7">Payment request</text:span></text:p>
          </draw:text-box>
        </draw:frame>
        <draw:frame draw:style-name="gr17" draw:text-style-name="P9" draw:layer="layout" svg:width="2.8cm" svg:height="0.6cm" svg:x="17.9cm" svg:y="5.3cm">
          <draw:text-box>
            <text:p text:style-name="P6"><text:span text:style-name="T7">Payment request</text:span></text:p>
          </draw:text-box>
        </draw:frame>
        <draw:frame draw:style-name="gr16" draw:text-style-name="P9" draw:layer="layout" svg:width="4cm" svg:height="0.8cm" svg:x="18.274cm" svg:y="10.151cm">
          <draw:text-box>
            <text:p text:style-name="P6"><text:span text:style-name="T7">Payment request timer msg</text:span></text:p>
          </draw:text-box>
        </draw:frame>
        <draw:frame draw:style-name="gr12" draw:text-style-name="P7" draw:layer="layout" svg:width="4cm" svg:height="1.199cm" svg:x="9.3cm" svg:y="18.871cm">
          <draw:text-box>
            <text:p text:style-name="P6"><text:span text:style-name="T6">ACCP Accept</text:span></text:p>
            <text:p text:style-name="P6"><text:span text:style-name="T6">RJCT Reject</text:span></text:p>
          </draw:text-box>
        </draw:frame>
        <presentation:notes draw:style-name="dp2">
          <draw:page-thumbnail draw:style-name="gr18" draw:layer="layout" svg:width="13.968cm" svg:height="10.476cm" svg:x="3.81cm" svg:y="2.123cm" draw:page-number="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t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ActiveMQ schedulerSupport used to delay timeout copy of message for 7 secs</text:span></text:p>
                <text:list>
                  <text:list-item>
                    <text:p><text:span text:style-name="T9">The CSM timer MDB sends the AB05 reject message only if the original message has not been replied to yet (because it can insert the reply in the CSMtxtable without a primary key error)</text:span></text:p>
                  </text:list-item>
                </text:list>
              </text:list-item>
              <text:list-item>
                <text:p><text:span text:style-name="T8">The CSM originator MDB can also reject the request directly with AB05 or other error</text:span></text:p>
              </text:list-item>
              <text:list-item>
                <text:p><text:span text:style-name="T8">The bank IP beneficiary MDB can reject with AB06 or other errors</text:span></text:p>
              </text:list-item>
              <text:list-item>
                <text:p><text:span text:style-name="T8">The CSMstatus and CSMtxtable tables can be queried using: </text:span><text:span text:style-name="T8"><text:a xlink:href="http://localhost:8080/ip-csm-demo-1.0" xlink:type="simple">http://localhost:8080/ip-csm-demo-1.0</text:a></text:span></text:p>
              </text:list-item>
            </text:list>
          </draw:text-box>
        </draw:frame>
        <presentation:notes draw:style-name="dp2">
          <draw:page-thumbnail draw:style-name="gr18" draw:layer="layout" svg:width="13.968cm" svg:height="10.476cm" svg:x="3.81cm" svg:y="2.123cm" draw:page-number="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lient Mock</text:p>
          </draw:text-box>
        </draw:frame>
        <draw:custom-shape draw:style-name="gr19" draw:text-style-name="P2" xml:id="id8" draw:id="id8" draw:layer="layout" svg:width="7.618cm" svg:height="1.6cm" svg:x="19.282cm" svg:y="5.2cm">
          <text:p text:style-name="P1"><text:span text:style-name="T1">instantpayments_anadolu_originator_payment_requ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xml:id="id7" draw:id="id7" draw:layer="layout" svg:width="5.8cm" svg:height="1.6cm" svg:x="2.8cm" svg:y="5.2cm">
          <text:p text:style-name="P1"><text:span text:style-name="T2">IPTestServlet</text:span></text:p>
          <text:p text:style-name="P1"><text:span text:style-name="T10">(or test tool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4" draw:id="id14" draw:layer="layout" svg:width="4.2cm" svg:height="2.4cm" svg:x="3.1cm" svg:y="10.2cm">
          <text:p text:style-name="P1"><text:span text:style-name="T2">txtabl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0" draw:text-style-name="P3" xml:id="id10" draw:id="id10" draw:layer="layout" svg:width="5.8cm" svg:height="1.6cm" svg:x="2.8cm" svg:y="7.8cm">
          <text:p text:style-name="P1"><text:span text:style-name="T2">IPOriginatorResponseBean</text:span></text:p>
          <text:p text:style-name="P1"><text:span text:style-name="T11">(save response)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xml:id="id5" draw:id="id5" draw:layer="layout" svg:width="5.6cm" svg:height="1.6cm" svg:x="2.8cm" svg:y="13.4cm">
          <text:p text:style-name="P1"><text:span text:style-name="T2">IPBeneficiaryRequestBean</text:span></text:p>
          <text:p text:style-name="P1"><text:span text:style-name="T11">(save request and approve)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5.2cm" svg:y1="9.4cm" svg:x2="5.2cm" svg:y2="10.2cm">
          <text:p/>
        </draw:line>
        <draw:line draw:style-name="gr5" draw:text-style-name="P4" draw:layer="layout" svg:x1="5.2cm" svg:y1="12.6cm" svg:x2="5.2cm" svg:y2="13.4cm">
          <text:p/>
        </draw:line>
        <draw:custom-shape draw:style-name="gr19" draw:text-style-name="P2" xml:id="id9" draw:id="id9" draw:layer="layout" svg:width="7.618cm" svg:height="1.6cm" svg:x="19.254cm" svg:y="7.8cm">
          <text:p text:style-name="P1"><text:span text:style-name="T1">instantpayments_anadolu_originator_payment_respon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11" draw:id="id11" draw:layer="layout" svg:width="7.618cm" svg:height="1.6cm" svg:x="19.2cm" svg:y="13.4cm">
          <text:p text:style-name="P1"><text:span text:style-name="T1">instantpayments_anadolu_beneficiray_payment_requ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6" draw:id="id6" draw:layer="layout" svg:width="7.618cm" svg:height="1.6cm" svg:x="19.2cm" svg:y="15.6cm">
          <text:p text:style-name="P1"><text:span text:style-name="T1">instantpayments_anadolu_beneficiray_payment_respon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xml:id="id12" draw:id="id12" draw:layer="layout" svg:width="8.018cm" svg:height="1.6cm" svg:x="18.8cm" svg:y="17.8cm">
          <text:p text:style-name="P1"><text:span text:style-name="T1">instantpayments_anadolu_beneficiray_payment_confim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0.8cm" svg:height="0.8cm" svg:x="9.9cm" svg:y="4.9cm">
          <text:p text:style-name="P1"><text:span text:style-name="T12">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draw:layer="layout" svg:width="0.8cm" svg:height="0.8cm" svg:x="9.9cm" svg:y="7.4cm">
          <text:p text:style-name="P1"><text:span text:style-name="T12">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draw:layer="layout" svg:width="0.8cm" svg:height="0.8cm" svg:x="9.9cm" svg:y="9cm">
          <text:p text:style-name="P6"><text:span text:style-name="T12">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7" draw:layer="layout" svg:width="3cm" svg:height="1.199cm" svg:x="16.9cm" svg:y="15.001cm">
          <draw:text-box>
            <text:p text:style-name="P6"><text:span text:style-name="T4">ACCP/RJCT</text:span></text:p>
            <text:p text:style-name="P6"><text:span text:style-name="T4">AB06/AM02</text:span></text:p>
          </draw:text-box>
        </draw:frame>
        <draw:custom-shape draw:style-name="gr9" draw:text-style-name="P12" draw:layer="layout" svg:width="0.8cm" svg:height="0.8cm" svg:x="16.2cm" svg:y="15.2cm">
          <text:p text:style-name="P6"><text:span text:style-name="T12">3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7" draw:layer="layout" svg:width="3cm" svg:height="1.199cm" svg:x="10.4cm" svg:y="17.401cm">
          <draw:text-box>
            <text:p text:style-name="P6"><text:span text:style-name="T4">ACCP/RJCT</text:span></text:p>
            <text:p text:style-name="P1"><text:span text:style-name="T6">TM01</text:span></text:p>
          </draw:text-box>
        </draw:frame>
        <draw:custom-shape draw:style-name="gr9" draw:text-style-name="P12" draw:layer="layout" svg:width="0.8cm" svg:height="0.8cm" svg:x="9.7cm" svg:y="17.326cm">
          <text:p text:style-name="P6"><text:span text:style-name="T12">5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4" draw:text-style-name="P7" draw:layer="layout" svg:width="3cm" svg:height="1.673cm" svg:x="10.9cm" svg:y="8.8cm">
          <draw:text-box>
            <text:p text:style-name="P6"><text:span text:style-name="T4">ACCP/</text:span></text:p>
            <text:p text:style-name="P6"><text:span text:style-name="T4">RJCT</text:span></text:p>
            <text:p text:style-name="P6"><text:span text:style-name="T6">AB06</text:span></text:p>
          </draw:text-box>
        </draw:frame>
        <draw:connector draw:style-name="gr13" draw:text-style-name="P1" draw:layer="layout" svg:x1="5.6cm" svg:y1="15cm" svg:x2="19.2cm" svg:y2="16.4cm" draw:start-shape="id5" draw:start-glue-point="2" draw:end-shape="id6" draw:end-glue-point="6" svg:d="M5600 15000v1400h13600" svg:viewBox="0 0 13601 1401">
          <text:p/>
        </draw:connector>
        <draw:custom-shape draw:style-name="gr9" draw:text-style-name="P11" draw:layer="layout" svg:width="0.8cm" svg:height="0.8cm" svg:x="9.7cm" svg:y="13.2cm">
          <text:p text:style-name="P1"><text:span text:style-name="T12">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3" draw:text-style-name="P7" draw:layer="layout" svg:width="4cm" svg:height="1.2cm" svg:x="10.9cm" svg:y="7.2cm">
          <draw:text-box>
            <text:p text:style-name="P6"><text:span text:style-name="T4">RJCT</text:span></text:p>
            <text:p text:style-name="P6"><text:span text:style-name="T6">AB05,AM04,RC01</text:span></text:p>
          </draw:text-box>
        </draw:frame>
        <draw:custom-shape draw:style-name="gr24" draw:text-style-name="P3" xml:id="id13" draw:id="id13" draw:layer="layout" svg:width="6.2cm" svg:height="1.6cm" svg:x="2.8cm" svg:y="17.8cm">
          <text:p text:style-name="P1"><text:span text:style-name="T2">IPBeneficiiaryConfirmationBean</text:span></text:p>
          <text:p text:style-name="P1"><text:span text:style-name="T11">(save confirmation)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8.6cm" svg:y1="6cm" svg:x2="19.282cm" svg:y2="6cm" draw:start-shape="id7" draw:start-glue-point="1" draw:end-shape="id8" draw:end-glue-point="6" svg:d="M8600 6000h10682" svg:viewBox="0 0 10683 1">
          <text:p/>
        </draw:connector>
        <draw:connector draw:style-name="gr13" draw:text-style-name="P1" draw:layer="layout" svg:x1="19.254cm" svg:y1="8.6cm" svg:x2="8.6cm" svg:y2="8.6cm" draw:start-shape="id9" draw:start-glue-point="6" draw:end-shape="id10" svg:d="M19254 8600h-10654" svg:viewBox="0 0 10655 1">
          <text:p/>
        </draw:connector>
        <draw:connector draw:style-name="gr13" draw:text-style-name="P1" draw:layer="layout" svg:x1="19.2cm" svg:y1="14.2cm" svg:x2="8.4cm" svg:y2="14.2cm" draw:start-shape="id11" draw:start-glue-point="6" draw:end-shape="id5" draw:end-glue-point="1" svg:d="M19200 14200h-10800" svg:viewBox="0 0 10801 1">
          <text:p/>
        </draw:connector>
        <draw:connector draw:style-name="gr13" draw:text-style-name="P1" draw:layer="layout" svg:x1="18.8cm" svg:y1="18.6cm" svg:x2="9cm" svg:y2="18.6cm" draw:start-shape="id12" draw:start-glue-point="6" draw:end-shape="id13" draw:end-glue-point="1" svg:d="M18800 18600h-9800" svg:viewBox="0 0 9801 1">
          <text:p/>
        </draw:connector>
        <draw:frame draw:style-name="gr15" draw:text-style-name="P7" draw:layer="layout" svg:width="8.3cm" svg:height="4.043cm" svg:x="14.3cm" svg:y="9.231cm">
          <draw:text-box>
            <text:p text:style-name="P6"><text:span text:style-name="T4">Reason Codes</text:span></text:p>
            <text:p text:style-name="P6"><text:span text:style-name="T6">AB05 Creditor agent timeout (CSM)</text:span></text:p>
            <text:p text:style-name="P6"><text:span text:style-name="T6">AB06 Instructed agent timeout</text:span></text:p>
            <text:p text:style-name="P6"><text:span text:style-name="T6">AM04 Liquidity limit</text:span></text:p>
            <text:p text:style-name="P6"><text:span text:style-name="T6">RC01 Unknown creditor bank</text:span></text:p>
            <text:p text:style-name="P6"><text:span text:style-name="T6">AM02 Account limit</text:span></text:p>
            <text:p text:style-name="P6"><text:span text:style-name="T6">TM01 Timed out – approved TX</text:span></text:p>
            <text:p text:style-name="P6"><text:span text:style-name="T6">FF01 Validation error</text:span></text:p>
          </draw:text-box>
        </draw:frame>
        <draw:frame draw:style-name="gr16" draw:text-style-name="P7" draw:layer="layout" svg:width="4cm" svg:height="0.8cm" svg:x="10.8cm" svg:y="4.9cm">
          <draw:text-box>
            <text:p text:style-name="P6"><text:span text:style-name="T6">Payment request</text:span></text:p>
          </draw:text-box>
        </draw:frame>
        <draw:frame draw:style-name="gr16" draw:text-style-name="P7" draw:layer="layout" svg:width="4cm" svg:height="0.8cm" svg:x="10.5cm" svg:y="13.3cm">
          <draw:text-box>
            <text:p text:style-name="P6"><text:span text:style-name="T6">Payment request</text:span></text:p>
          </draw:text-box>
        </draw:frame>
        <draw:connector draw:style-name="gr25" draw:text-style-name="P1" draw:layer="layout" svg:x1="2.8cm" svg:y1="18.6cm" svg:x2="3.1cm" svg:y2="11.4cm" draw:start-shape="id13" draw:start-glue-point="3" draw:end-shape="id14" draw:end-glue-point="6" svg:d="M2800 18600h-501v-7200h801" svg:viewBox="0 0 802 7201">
          <text:p/>
        </draw:connector>
        <draw:frame draw:style-name="gr12" draw:text-style-name="P7" draw:layer="layout" svg:width="4cm" svg:height="1.199cm" svg:x="21.4cm" svg:y="10.6cm">
          <draw:text-box>
            <text:p text:style-name="P6"><text:span text:style-name="T6">ACCP Accept</text:span></text:p>
            <text:p text:style-name="P6"><text:span text:style-name="T6">RJCT Reject</text:span></text:p>
          </draw:text-box>
        </draw:frame>
        <presentation:notes draw:style-name="dp2">
          <draw:page-thumbnail draw:style-name="gr18" draw:layer="layout" svg:width="13.968cm" svg:height="10.476cm" svg:x="3.81cm" svg:y="2.123cm" draw:page-number="3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tes</text:p>
          </draw:text-box>
        </draw:frame>
        <draw:frame presentation:style-name="pr3" draw:text-style-name="P1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The IP Originator Response Bean handles responses to requests that the client bank has sent</text:span></text:p>
              </text:list-item>
              <text:list-item>
                <text:p><text:span text:style-name="T8">The IP Beneficiary Request Bean replies to requests from any test bank including itself</text:span></text:p>
              </text:list-item>
              <text:list-item>
                <text:p><text:span text:style-name="T8">The IP Beneficiary Confirmation Bean receives the confirmation that the originator was given a positive (ACCP) response</text:span></text:p>
              </text:list-item>
              <text:list-item>
                <text:p><text:span text:style-name="T8">A timer task logs statistics for the transactions send and received in a 10s interval</text:span></text:p>
              </text:list-item>
              <text:list-item>
                <text:p><text:span text:style-name="T8">The IPTestServlet generates test transactions. It can be triggered with a http request from the command line (curl) or using the web page provided: </text:span><text:span text:style-name="T8"><text:a xlink:href="http://localhost:8080/ip-mdb-demo-1.0" xlink:type="simple">http://localhost:8080/ip-mdb-demo-1.0</text:a></text:span><text:span text:style-name="T8"><text:line-break/></text:span><text:span text:style-name="T8">The alternative is to use the command line test generator: </text:span><text:span text:style-name="T13">ip-mdb-test-1.0.jar</text:span><text:span text:style-name="T8"> </text:span></text:p>
              </text:list-item>
            </text:list>
          </draw:text-box>
        </draw:frame>
        <presentation:notes draw:style-name="dp2">
          <draw:page-thumbnail draw:style-name="gr18" draw:layer="layout" svg:width="13.968cm" svg:height="10.476cm" svg:x="3.81cm" svg:y="2.123cm" draw:page-number="4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Arial Unicode MS" style:font-size-asian="24pt" style:language-asian="zh" style:country-asian="CN" style:font-name-complex="Arial Unicode M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7T13:56:39.024659873</meta:creation-date>
    <dc:date>2020-10-18T19:05:04.909734682</dc:date>
    <meta:editing-duration>PT1H6M37S</meta:editing-duration>
    <meta:editing-cycles>10</meta:editing-cycles>
    <meta:generator>LibreOffice/5.1.6.2$Linux_X86_64 LibreOffice_project/10m0$Build-2</meta:generator>
    <meta:document-statistic meta:object-count="110"/>
  </office:meta>
</office:document-meta>
</file>